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7.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0">
      <style:table-cell-properties fo:wrap-option="wrap" fo:border="0.002cm solid #000000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fall - Dokumenterat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Testfall nr.</text:p>
          </table:table-cell>
          <table:table-cell table:style-name="ce3" office:value-type="string">
            <text:p>Input</text:p>
          </table:table-cell>
          <table:table-cell table:style-name="ce3" office:value-type="string">
            <text:p>Förväntad output</text:p>
          </table:table-cell>
          <table:table-cell table:style-name="ce3" office:value-type="string">
            <text:p>Motivatio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4,0 4,0 4,0</text:p>
          </table:table-cell>
          <table:table-cell table:style-name="ce4" office:value-type="string">
            <text:p>Triangeln är liksidig</text:p>
          </table:table-cell>
          <table:table-cell table:style-name="ce5" office:value-type="string">
            <text:p>Här vill vi testa att programmet kan identifiera fall där alla sidor är lika långa. Bara <text:span text:style-name="T1">posi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4,5 4,5 3,0</text:p>
          </table:table-cell>
          <table:table-cell table:style-name="ce4" office:value-type="string">
            <text:p>Triangeln är likbent</text:p>
          </table:table-cell>
          <table:table-cell table:style-name="ce5" office:value-type="string">
            <text:p>Här vill vi testa att programmet kan identifiera fall där två sidor är lika långa men den tredje skiljer sig. Bara <text:span text:style-name="T1">posi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2,5 3,0 7,5</text:p>
          </table:table-cell>
          <table:table-cell table:style-name="ce4" office:value-type="string">
            <text:p>Triangeln har inga lika sidor</text:p>
          </table:table-cell>
          <table:table-cell table:style-name="ce5" office:value-type="string">
            <text:p>Här vill vi testa att programmet kan identifiera fall där alla sidorna har olika längd. Bara<text:span text:style-name="T1"> posi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-4,5 -4,5 -4,5</text:p>
          </table:table-cell>
          <table:table-cell table:style-name="ce4" office:value-type="string">
            <text:p>Triangeln är liksidig</text:p>
          </table:table-cell>
          <table:table-cell table:style-name="ce5" office:value-type="string">
            <text:p>Här vill vi testa att programmet kan identifiera fall där alla sidor är lika långa. Bara <text:span text:style-name="T1">negativa </text:span>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5</text:p>
          </table:table-cell>
          <table:table-cell table:style-name="ce4" office:value-type="string">
            <text:p>-3,2 -3,2 -2,0</text:p>
          </table:table-cell>
          <table:table-cell table:style-name="ce4" office:value-type="string">
            <text:p>Triangeln är likbent</text:p>
          </table:table-cell>
          <table:table-cell table:style-name="ce5" office:value-type="string">
            <text:p>Här vill vi testa att programmet kan identifiera fall där två sidor är lika långa men den tredje skiljer sig. Bara <text:span text:style-name="T1">nega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6</text:p>
          </table:table-cell>
          <table:table-cell table:style-name="ce4" office:value-type="string">
            <text:p>-1,5 -2,5 -4,0</text:p>
          </table:table-cell>
          <table:table-cell table:style-name="ce4" office:value-type="string">
            <text:p>Triangeln har inga lika sidor</text:p>
          </table:table-cell>
          <table:table-cell table:style-name="ce5" office:value-type="string">
            <text:p>Här vill vi testa att programmet kan identifiera fall där alla sidorna har olika längd. Bara <text:span text:style-name="T1">negativa</text:span> tal.</text:p>
          </table:table-cell>
          <table:table-cell table:number-columns-repeated="1019"/>
        </table:table-row>
        <table:table-row table:style-name="ro2" table:number-rows-repeated="12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2013-12-26</text:date>, <text:time>15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3S</meta:editing-duration>
    <meta:editing-cycles>8</meta:editing-cycles>
    <meta:generator>OpenOffice/4.0.1$Win32 OpenOffice.org_project/401m5$Build-9714</meta:generator>
    <dc:date>2013-12-26T15:54:46.04</dc:date>
    <dc:creator>Emil M</dc:creator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